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142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9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8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4.7285" calcext:value-type="float">
            <text:p>74.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7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9629" calcext:value-type="float">
            <text:p>82.9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1415" calcext:value-type="float">
            <text:p>92.141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4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4784" calcext:value-type="float">
            <text:p>77.4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8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5498" calcext:value-type="float">
            <text:p>91.549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4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0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714" calcext:value-type="float">
            <text:p>96.6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1748" calcext:value-type="float">
            <text:p>90.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2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1375" calcext:value-type="float">
            <text:p>98.1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7107" calcext:value-type="float">
            <text:p>70.7107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30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8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9397" calcext:value-type="float">
            <text:p>91.9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4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98" calcext:value-type="float">
            <text:p>98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1862" calcext:value-type="float">
            <text:p>96.1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7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8.3138" calcext:value-type="float">
            <text:p>68.313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9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8769" calcext:value-type="float">
            <text:p>81.8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5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3467" calcext:value-type="float">
            <text:p>95.3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3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3441" calcext:value-type="float">
            <text:p>94.3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484" calcext:value-type="float">
            <text:p>96.6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53:06.691472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55:42.80068426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76" meta:object-count="0"/>
  </office:meta>
</office:document-meta>
</file>